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2" style:font-weight-asian="normal" style:font-name-complex="Calibri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paragraph-rsid="0048b00b"/>
    </style:style>
    <style:style style:name="P4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13ab83" style:font-name-asian="Calibri2" style:font-weight-asian="bold" style:font-name-complex="Calibri2" style:font-weight-complex="bold"/>
    </style:style>
    <style:style style:name="P5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13ab83" style:font-name-asian="Calibri2" style:font-weight-asian="bold" style:font-name-complex="Calibri2"/>
    </style:style>
    <style:style style:name="P6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7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officeooo:paragraph-rsid="0062d242"/>
    </style:style>
    <style:style style:name="P8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italic" fo:font-weight="normal" officeooo:rsid="004ce79f" style:font-name-asian="Calibri2" style:font-size-asian="12pt" style:font-style-asian="italic" style:font-weight-asian="normal" style:font-name-complex="Calibri2" style:font-style-complex="italic" style:font-weight-complex="normal"/>
    </style:style>
    <style:style style:name="P9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officeooo:paragraph-rsid="00a1cde3" style:font-name-asian="Calibri2" style:font-size-asian="18pt" style:font-weight-asian="bold" style:font-name-complex="Calibri2"/>
    </style:style>
    <style:style style:name="P10" style:family="paragraph" style:parent-style-name="Standard">
      <style:paragraph-properties fo:margin-top="0cm" fo:margin-bottom="0.353cm" loext:contextual-spacing="false" fo:line-height="115%" fo:text-align="center" style:justify-single-word="false">
        <style:tab-stops>
          <style:tab-stop style:position="15.529cm"/>
        </style:tab-stops>
      </style:paragraph-properties>
      <style:text-properties style:font-name="Calibri" fo:font-size="18pt" fo:font-weight="bold" officeooo:paragraph-rsid="00a1cde3" style:font-name-asian="Calibri2" style:font-size-asian="18pt" style:font-weight-asian="bold" style:font-name-complex="Calibri2"/>
    </style:style>
    <style:style style:name="P11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773263" style:font-name-asian="Calibri2" style:font-weight-asian="bold" style:font-name-complex="Calibri2" style:font-weight-complex="bold"/>
    </style:style>
    <style:style style:name="P12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7ea494" style:font-name-asian="Calibri2" style:font-weight-asian="bold" style:font-name-complex="Calibri2" style:font-weight-complex="bold"/>
    </style:style>
    <style:style style:name="P13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7f65fa" style:font-name-asian="Calibri2" style:font-weight-asian="bold" style:font-name-complex="Calibri2" style:font-weight-complex="bold"/>
    </style:style>
    <style:style style:name="P14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800b45" style:font-name-asian="Calibri2" style:font-weight-asian="bold" style:font-name-complex="Calibri2" style:font-weight-complex="bold"/>
    </style:style>
    <style:style style:name="P15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822799" style:font-name-asian="Calibri2" style:font-weight-asian="bold" style:font-name-complex="Calibri2" style:font-weight-complex="bold"/>
    </style:style>
    <style:style style:name="P16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7ea494" style:font-name-asian="Calibri2" style:font-weight-asian="bold" style:font-name-complex="Calibri2"/>
    </style:style>
    <style:style style:name="P17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7f65fa" style:font-name-asian="Calibri2" style:font-weight-asian="bold" style:font-name-complex="Calibri2" style:font-weight-complex="normal"/>
    </style:style>
    <style:style style:name="P18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800b45" style:font-name-asian="Calibri2" style:font-weight-asian="bold" style:font-name-complex="Calibri2" style:font-weight-complex="normal"/>
    </style:style>
    <style:style style:name="P19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7ea494" officeooo:paragraph-rsid="00822799" style:font-name-asian="Calibri2" style:font-weight-asian="bold" style:font-name-complex="Calibri2" style:font-weight-complex="normal"/>
    </style:style>
    <style:style style:name="P20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officeooo:paragraph-rsid="005c281b" style:font-size-asian="12pt"/>
    </style:style>
    <style:style style:name="P21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5c281b" officeooo:paragraph-rsid="008fc69d" style:font-name-asian="Calibri2" style:font-size-asian="12pt" style:font-weight-asian="normal" style:font-name-complex="Calibri2"/>
    </style:style>
    <style:style style:name="P22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5c281b" officeooo:paragraph-rsid="0090de3e" style:font-name-asian="Calibri2" style:font-size-asian="12pt" style:font-weight-asian="normal" style:font-name-complex="Calibri2"/>
    </style:style>
    <style:style style:name="P23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926c4a" style:font-name-asian="Calibri2" style:font-size-asian="12pt" style:font-weight-asian="bold" style:font-name-complex="Calibri2" style:font-weight-complex="bold"/>
    </style:style>
    <style:style style:name="P24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92ecf2" style:font-name-asian="Calibri2" style:font-size-asian="12pt" style:font-weight-asian="bold" style:font-name-complex="Calibri2" style:font-weight-complex="bold"/>
    </style:style>
    <style:style style:name="P25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943cc5" style:font-name-asian="Calibri2" style:font-size-asian="12pt" style:font-weight-asian="bold" style:font-name-complex="Calibri2" style:font-weight-complex="bold"/>
    </style:style>
    <style:style style:name="P26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97f420" style:font-name-asian="Calibri2" style:font-size-asian="12pt" style:font-weight-asian="bold" style:font-name-complex="Calibri2" style:font-weight-complex="bold"/>
    </style:style>
    <style:style style:name="P27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98304e" style:font-name-asian="Calibri2" style:font-size-asian="12pt" style:font-weight-asian="bold" style:font-name-complex="Calibri2" style:font-weight-complex="bold"/>
    </style:style>
    <style:style style:name="P28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9bd046" style:font-name-asian="Calibri2" style:font-size-asian="12pt" style:font-weight-asian="bold" style:font-name-complex="Calibri2" style:font-weight-complex="bold"/>
    </style:style>
    <style:style style:name="P29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9e216e" style:font-name-asian="Calibri2" style:font-size-asian="12pt" style:font-weight-asian="bold" style:font-name-complex="Calibri2" style:font-weight-complex="bold"/>
    </style:style>
    <style:style style:name="P30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9ed3ba" style:font-name-asian="Calibri2" style:font-size-asian="12pt" style:font-weight-asian="bold" style:font-name-complex="Calibri2" style:font-weight-complex="bold"/>
    </style:style>
    <style:style style:name="P31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a0a760" style:font-name-asian="Calibri2" style:font-size-asian="12pt" style:font-weight-asian="bold" style:font-name-complex="Calibri2" style:font-weight-complex="bold"/>
    </style:style>
    <style:style style:name="P32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a2d536" style:font-name-asian="Calibri2" style:font-size-asian="12pt" style:font-weight-asian="bold" style:font-name-complex="Calibri2" style:font-weight-complex="bold"/>
    </style:style>
    <style:style style:name="P33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paragraph-rsid="00a3f045" style:font-name-asian="Calibri2" style:font-size-asian="12pt" style:font-weight-asian="bold" style:font-name-complex="Calibri2" style:font-weight-complex="bold"/>
    </style:style>
    <style:style style:name="P34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rsid="00a49569" officeooo:paragraph-rsid="00a49569" style:font-name-asian="Calibri2" style:font-size-asian="12pt" style:font-weight-asian="bold" style:font-name-complex="Calibri2" style:font-weight-complex="bold"/>
    </style:style>
    <style:style style:name="P35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rsid="00a49569" officeooo:paragraph-rsid="00a64e78" style:font-name-asian="Calibri2" style:font-size-asian="12pt" style:font-weight-asian="bold" style:font-name-complex="Calibri2" style:font-weight-complex="bold"/>
    </style:style>
    <style:style style:name="P36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2pt" fo:font-weight="bold" officeooo:rsid="00a49569" officeooo:paragraph-rsid="00a6da70" style:font-name-asian="Calibri2" style:font-size-asian="12pt" style:font-weight-asian="bold" style:font-name-complex="Calibri2" style:font-weight-complex="bold"/>
    </style:style>
    <style:style style:name="P37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23c432" style:font-name-asian="Calibri2" style:font-weight-asian="normal" style:font-name-complex="Calibri2"/>
    </style:style>
    <style:style style:name="P38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773263" style:font-name-asian="Calibri2" style:font-weight-asian="normal" style:font-name-complex="Calibri2"/>
    </style:style>
    <style:style style:name="P39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rsid="007ea494" officeooo:paragraph-rsid="007ea494" style:font-name-asian="Calibri2" style:font-weight-asian="normal" style:font-name-complex="Calibri2" style:font-weight-complex="normal"/>
    </style:style>
    <style:style style:name="P40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rsid="007ea494" officeooo:paragraph-rsid="007f65fa" style:font-name-asian="Calibri2" style:font-weight-asian="normal" style:font-name-complex="Calibri2" style:font-weight-complex="normal"/>
    </style:style>
    <style:style style:name="P41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rsid="007ea494" officeooo:paragraph-rsid="00800b45" style:font-name-asian="Calibri2" style:font-weight-asian="normal" style:font-name-complex="Calibri2" style:font-weight-complex="normal"/>
    </style:style>
    <style:style style:name="P42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rsid="007ea494" officeooo:paragraph-rsid="00822799" style:font-name-asian="Calibri2" style:font-weight-asian="normal" style:font-name-complex="Calibri2" style:font-weight-complex="normal"/>
    </style:style>
    <style:style style:name="P43" style:family="paragraph" style:parent-style-name="Preformatted_20_Text">
      <style:paragraph-properties fo:margin-top="0cm" fo:margin-bottom="0.051cm" loext:contextual-spacing="false" fo:line-height="100%"/>
      <style:text-properties officeooo:paragraph-rsid="0049b6db"/>
    </style:style>
    <style:style style:name="P44" style:family="paragraph" style:parent-style-name="Preformatted_20_Text">
      <style:paragraph-properties fo:margin-top="0cm" fo:margin-bottom="0.051cm" loext:contextual-spacing="false" fo:line-height="0.512cm"/>
      <style:text-properties officeooo:paragraph-rsid="0084c224"/>
    </style:style>
    <style:style style:name="P45" style:family="paragraph" style:parent-style-name="Preformatted_20_Text">
      <style:paragraph-properties fo:margin-top="0cm" fo:margin-bottom="0.051cm" loext:contextual-spacing="false" fo:line-height="0.512cm"/>
      <style:text-properties officeooo:paragraph-rsid="0086bb00"/>
    </style:style>
    <style:style style:name="P46" style:family="paragraph" style:parent-style-name="Preformatted_20_Text">
      <style:paragraph-properties fo:margin-top="0cm" fo:margin-bottom="0.051cm" loext:contextual-spacing="false" fo:line-height="0.512cm"/>
      <style:text-properties officeooo:paragraph-rsid="008709d1"/>
    </style:style>
    <style:style style:name="P47" style:family="paragraph" style:parent-style-name="Preformatted_20_Text">
      <style:paragraph-properties fo:margin-top="0cm" fo:margin-bottom="0.051cm" loext:contextual-spacing="false" fo:line-height="0.512cm"/>
      <style:text-properties officeooo:paragraph-rsid="0087c20c"/>
    </style:style>
    <style:style style:name="P48" style:family="paragraph" style:parent-style-name="Preformatted_20_Text">
      <style:paragraph-properties fo:margin-top="0cm" fo:margin-bottom="0.051cm" loext:contextual-spacing="false" fo:line-height="0.512cm"/>
      <style:text-properties officeooo:paragraph-rsid="008aa280"/>
    </style:style>
    <style:style style:name="P49" style:family="paragraph" style:parent-style-name="Preformatted_20_Text">
      <style:paragraph-properties fo:margin-top="0cm" fo:margin-bottom="0.051cm" loext:contextual-spacing="false" fo:line-height="0.512cm"/>
      <style:text-properties officeooo:paragraph-rsid="008c6702"/>
    </style:style>
    <style:style style:name="P50" style:family="paragraph" style:parent-style-name="Preformatted_20_Text">
      <style:paragraph-properties fo:margin-top="0cm" fo:margin-bottom="0.051cm" loext:contextual-spacing="false" fo:line-height="0.512cm"/>
      <style:text-properties officeooo:paragraph-rsid="008e1637"/>
    </style:style>
    <style:style style:name="P51" style:family="paragraph" style:parent-style-name="Preformatted_20_Text">
      <style:paragraph-properties fo:margin-left="0cm" fo:margin-right="-0.801cm" fo:line-height="0.512cm" fo:text-indent="0cm" style:auto-text-indent="false"/>
    </style:style>
    <style:style style:name="P52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5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0.512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a9c651" officeooo:paragraph-rsid="00b4b021" fo:hyphenate="false" fo:hyphenation-remain-char-count="2" fo:hyphenation-push-char-count="2"/>
    </style:style>
    <style:style style:name="T1" style:family="text">
      <style:text-properties style:font-name="Calibri" fo:font-weight="normal" style:font-name-asian="Calibri2" style:font-weight-asian="normal" style:font-name-complex="Calibri2"/>
    </style:style>
    <style:style style:name="T2" style:family="text">
      <style:text-properties style:font-name="Calibri" fo:font-size="12pt" fo:font-weight="bold" style:font-name-asian="Calibri2" style:font-size-asian="12pt" style:font-weight-asian="bold" style:font-name-complex="Calibri2"/>
    </style:style>
    <style:style style:name="T3" style:family="text">
      <style:text-properties style:font-name="Calibri" fo:font-size="12pt" fo:font-weight="bold" style:font-name-asian="Calibri2" style:font-size-asian="12pt" style:font-weight-asian="bold" style:font-name-complex="Calibri2" style:font-weight-complex="bold"/>
    </style:style>
    <style:style style:name="T4" style:family="text">
      <style:text-properties style:font-name="Calibri" fo:font-size="12pt" fo:font-weight="bold" officeooo:rsid="0084c224" style:font-name-asian="Calibri2" style:font-size-asian="12pt" style:font-weight-asian="bold" style:font-name-complex="Calibri2" style:font-weight-complex="bold"/>
    </style:style>
    <style:style style:name="T5" style:family="text">
      <style:text-properties style:font-name="Calibri" fo:font-size="12pt" fo:font-weight="bold" officeooo:rsid="0084c224" style:font-name-asian="Calibri2" style:font-size-asian="12pt" style:font-weight-asian="bold" style:font-name-complex="Calibri2"/>
    </style:style>
    <style:style style:name="T6" style:family="text">
      <style:text-properties style:font-name="Calibri" fo:font-size="12pt" fo:font-weight="normal" style:font-name-asian="Calibri2" style:font-size-asian="12pt" style:font-weight-asian="normal" style:font-name-complex="Calibri2"/>
    </style:style>
    <style:style style:name="T7" style:family="text">
      <style:text-properties style:font-name="Calibri" fo:font-size="12pt" fo:font-weight="normal" officeooo:rsid="006e2969" style:font-name-asian="Calibri2" style:font-size-asian="12pt" style:font-weight-asian="normal" style:font-name-complex="Calibri2"/>
    </style:style>
    <style:style style:name="T8" style:family="text">
      <style:text-properties style:font-name="Calibri" fo:font-size="12pt" fo:font-weight="normal" officeooo:rsid="0083d347" style:font-name-asian="Calibri2" style:font-size-asian="12pt" style:font-weight-asian="normal" style:font-name-complex="Calibri2"/>
    </style:style>
    <style:style style:name="T9" style:family="text">
      <style:text-properties style:font-name="Calibri" fo:font-size="12pt" fo:font-weight="normal" officeooo:rsid="0084c224" style:font-name-asian="Calibri2" style:font-size-asian="12pt" style:font-weight-asian="normal" style:font-name-complex="Calibri2"/>
    </style:style>
    <style:style style:name="T10" style:family="text">
      <style:text-properties style:font-name="Calibri" fo:font-size="12pt" fo:font-weight="normal" officeooo:rsid="0086bb00" style:font-name-asian="Calibri2" style:font-size-asian="12pt" style:font-weight-asian="normal" style:font-name-complex="Calibri2"/>
    </style:style>
    <style:style style:name="T11" style:family="text">
      <style:text-properties style:font-name="Calibri" fo:font-size="12pt" fo:font-weight="normal" officeooo:rsid="008709d1" style:font-name-asian="Calibri2" style:font-size-asian="12pt" style:font-weight-asian="normal" style:font-name-complex="Calibri2"/>
    </style:style>
    <style:style style:name="T12" style:family="text">
      <style:text-properties style:font-name="Calibri" fo:font-size="12pt" fo:font-weight="normal" officeooo:rsid="00877b76" style:font-name-asian="Calibri2" style:font-size-asian="12pt" style:font-weight-asian="normal" style:font-name-complex="Calibri2"/>
    </style:style>
    <style:style style:name="T13" style:family="text">
      <style:text-properties style:font-name="Calibri" fo:font-size="12pt" fo:font-weight="normal" officeooo:rsid="0087c20c" style:font-name-asian="Calibri2" style:font-size-asian="12pt" style:font-weight-asian="normal" style:font-name-complex="Calibri2"/>
    </style:style>
    <style:style style:name="T14" style:family="text">
      <style:text-properties style:font-name="Calibri" fo:font-size="12pt" fo:font-weight="normal" officeooo:rsid="008aa280" style:font-name-asian="Calibri2" style:font-size-asian="12pt" style:font-weight-asian="normal" style:font-name-complex="Calibri2"/>
    </style:style>
    <style:style style:name="T15" style:family="text">
      <style:text-properties style:font-name="Calibri" fo:font-size="12pt" fo:font-weight="normal" officeooo:rsid="008c6702" style:font-name-asian="Calibri2" style:font-size-asian="12pt" style:font-weight-asian="normal" style:font-name-complex="Calibri2"/>
    </style:style>
    <style:style style:name="T16" style:family="text">
      <style:text-properties style:font-name="Calibri" style:text-underline-style="none" fo:font-weight="bold" officeooo:rsid="00757952" style:font-name-asian="Calibri2" style:font-weight-asian="bold" style:font-name-complex="Calibri2" style:font-weight-complex="bold"/>
    </style:style>
    <style:style style:name="T17" style:family="text">
      <style:text-properties style:font-name="Calibri" style:text-underline-style="none" fo:font-weight="normal" officeooo:rsid="00757952" style:font-name-asian="Calibri2" style:font-weight-asian="normal" style:font-name-complex="Calibri2" style:font-weight-complex="normal"/>
    </style:style>
    <style:style style:name="T18" style:family="text"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T19" style:family="text">
      <style:text-properties style:font-weight-complex="bold"/>
    </style:style>
    <style:style style:name="T20" style:family="text">
      <style:text-properties officeooo:rsid="0013ab83" style:font-weight-complex="bold"/>
    </style:style>
    <style:style style:name="T21" style:family="text">
      <style:text-properties officeooo:rsid="007f65fa" style:font-weight-complex="bold"/>
    </style:style>
    <style:style style:name="T22" style:family="text">
      <style:text-properties officeooo:rsid="004fcd7e"/>
    </style:style>
    <style:style style:name="T23" style:family="text">
      <style:text-properties officeooo:rsid="0051378a"/>
    </style:style>
    <style:style style:name="T24" style:family="text">
      <style:text-properties style:font-name="Calibri1" fo:font-size="12pt" style:font-size-asian="12pt" style:font-size-complex="12pt"/>
    </style:style>
    <style:style style:name="T25" style:family="text">
      <style:text-properties style:font-name="Calibri1" fo:font-size="12pt" officeooo:rsid="0062d242" style:font-size-asian="12pt" style:font-size-complex="12pt"/>
    </style:style>
    <style:style style:name="T26" style:family="text">
      <style:text-properties style:font-name="Calibri1" fo:font-size="12pt" officeooo:rsid="00aafb3c" style:font-size-asian="12pt" style:font-size-complex="12pt"/>
    </style:style>
    <style:style style:name="T27" style:family="text">
      <style:text-properties style:font-name="Calibri1" fo:font-size="12pt" officeooo:rsid="00ac000e" style:font-size-asian="12pt" style:font-size-complex="12pt"/>
    </style:style>
    <style:style style:name="T28" style:family="text">
      <style:text-properties style:font-name="Calibri1" fo:font-size="12pt" officeooo:rsid="00ad498d" style:font-size-asian="12pt" style:font-size-complex="12pt"/>
    </style:style>
    <style:style style:name="T29" style:family="text">
      <style:text-properties style:font-name="Calibri1" fo:font-size="12pt" officeooo:rsid="00ad74c0" style:font-size-asian="12pt" style:font-size-complex="12pt"/>
    </style:style>
    <style:style style:name="T30" style:family="text">
      <style:text-properties style:font-name="Calibri1" fo:font-size="12pt" officeooo:rsid="00b4b021" style:font-size-asian="12pt" style:font-size-complex="12pt"/>
    </style:style>
    <style:style style:name="T31" style:family="text">
      <style:text-properties style:font-name="Calibri1" fo:font-size="12pt" officeooo:rsid="00b53ec6" style:font-size-asian="12pt" style:font-size-complex="12pt"/>
    </style:style>
    <style:style style:name="T32" style:family="text">
      <style:text-properties style:font-name="Calibri1" fo:font-size="12pt" fo:font-style="italic" style:font-size-asian="12pt" style:font-style-asian="italic" style:font-size-complex="12pt"/>
    </style:style>
    <style:style style:name="T33" style:family="text">
      <style:text-properties style:font-name="Calibri1" fo:font-size="12pt" fo:font-style="italic" officeooo:rsid="0062d242" style:font-size-asian="12pt" style:font-style-asian="italic" style:font-size-complex="12pt" style:font-style-complex="italic"/>
    </style:style>
    <style:style style:name="T34" style:family="text">
      <style:text-properties style:font-name="Calibri1" fo:font-size="12pt" fo:font-style="italic" officeooo:rsid="00691a9d" style:font-size-asian="12pt" style:font-style-asian="italic" style:font-size-complex="12pt" style:font-style-complex="italic"/>
    </style:style>
    <style:style style:name="T35" style:family="text">
      <style:text-properties style:font-name="Calibri1" fo:font-size="12pt" fo:font-style="normal" officeooo:rsid="0062d242" style:font-size-asian="12pt" style:font-style-asian="normal" style:font-size-complex="12pt" style:font-style-complex="normal"/>
    </style:style>
    <style:style style:name="T36" style:family="text">
      <style:text-properties style:font-name="Calibri1" fo:font-size="12pt" fo:font-style="normal" officeooo:rsid="00676149" style:font-size-asian="12pt" style:font-style-asian="normal" style:font-size-complex="12pt" style:font-style-complex="normal"/>
    </style:style>
    <style:style style:name="T37" style:family="text">
      <style:text-properties style:font-name="Calibri1" fo:font-size="12pt" fo:font-style="normal" officeooo:rsid="00691a9d" style:font-size-asian="12pt" style:font-style-asian="normal" style:font-size-complex="12pt" style:font-style-complex="normal"/>
    </style:style>
    <style:style style:name="T38" style:family="text">
      <style:text-properties officeooo:rsid="00712aca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6e2969" style:font-weight-asian="normal" style:font-weight-complex="normal"/>
    </style:style>
    <style:style style:name="T41" style:family="text">
      <style:text-properties fo:font-weight="normal" officeooo:rsid="00926c4a" style:font-weight-asian="normal" style:font-weight-complex="normal"/>
    </style:style>
    <style:style style:name="T42" style:family="text">
      <style:text-properties fo:font-weight="normal" officeooo:rsid="0092ecf2" style:font-weight-asian="normal" style:font-weight-complex="normal"/>
    </style:style>
    <style:style style:name="T43" style:family="text">
      <style:text-properties fo:font-weight="normal" officeooo:rsid="00943cc5" style:font-weight-asian="normal" style:font-weight-complex="normal"/>
    </style:style>
    <style:style style:name="T44" style:family="text">
      <style:text-properties fo:font-weight="normal" officeooo:rsid="0097f420" style:font-weight-asian="normal" style:font-weight-complex="normal"/>
    </style:style>
    <style:style style:name="T45" style:family="text">
      <style:text-properties fo:font-weight="normal" officeooo:rsid="0098304e" style:font-weight-asian="normal" style:font-weight-complex="normal"/>
    </style:style>
    <style:style style:name="T46" style:family="text">
      <style:text-properties fo:font-weight="normal" officeooo:rsid="009bd046" style:font-weight-asian="normal" style:font-weight-complex="normal"/>
    </style:style>
    <style:style style:name="T47" style:family="text">
      <style:text-properties fo:font-weight="normal" officeooo:rsid="009e216e" style:font-weight-asian="normal" style:font-weight-complex="normal"/>
    </style:style>
    <style:style style:name="T48" style:family="text">
      <style:text-properties fo:font-weight="normal" officeooo:rsid="009ed3ba" style:font-weight-asian="normal" style:font-weight-complex="normal"/>
    </style:style>
    <style:style style:name="T49" style:family="text">
      <style:text-properties fo:font-weight="normal" officeooo:rsid="00a0a760" style:font-weight-asian="normal" style:font-weight-complex="normal"/>
    </style:style>
    <style:style style:name="T50" style:family="text">
      <style:text-properties fo:font-weight="normal" officeooo:rsid="00a3853a" style:font-weight-asian="normal" style:font-weight-complex="normal"/>
    </style:style>
    <style:style style:name="T51" style:family="text">
      <style:text-properties fo:font-weight="normal" officeooo:rsid="00a3f045" style:font-weight-asian="normal" style:font-weight-complex="normal"/>
    </style:style>
    <style:style style:name="T52" style:family="text">
      <style:text-properties fo:font-weight="normal" officeooo:rsid="00a64e78" style:font-weight-asian="normal" style:font-weight-complex="normal"/>
    </style:style>
    <style:style style:name="T53" style:family="text">
      <style:text-properties fo:font-weight="normal" officeooo:rsid="00a8e355" style:font-weight-asian="normal" style:font-weight-complex="normal"/>
    </style:style>
    <style:style style:name="T54" style:family="text">
      <style:text-properties fo:font-weight="normal" officeooo:rsid="00b3e9ab" style:font-weight-asian="normal" style:font-weight-complex="normal"/>
    </style:style>
    <style:style style:name="T55" style:family="text">
      <style:text-properties fo:font-weight="bold" officeooo:rsid="0084c224" style:font-weight-asian="bold" style:font-weight-complex="bold"/>
    </style:style>
    <style:style style:name="T56" style:family="text">
      <style:text-properties fo:font-weight="bold" officeooo:rsid="0084c224" style:font-weight-asian="bold"/>
    </style:style>
    <style:style style:name="T57" style:family="text">
      <style:text-properties style:text-underline-style="none" officeooo:rsid="00757952"/>
    </style:style>
    <style:style style:name="T58" style:family="text">
      <style:text-properties officeooo:rsid="007ea494"/>
    </style:style>
    <style:style style:name="T59" style:family="text">
      <style:text-properties officeooo:rsid="0013ab83"/>
    </style:style>
    <style:style style:name="T60" style:family="text">
      <style:text-properties officeooo:rsid="007f65fa"/>
    </style:style>
    <style:style style:name="T61" style:family="text">
      <style:text-properties officeooo:rsid="0084c224"/>
    </style:style>
    <style:style style:name="T62" style:family="text">
      <style:text-properties officeooo:rsid="006e2969"/>
    </style:style>
    <style:style style:name="T63" style:family="text">
      <style:text-properties officeooo:rsid="00943cc5"/>
    </style:style>
    <style:style style:name="T64" style:family="text">
      <style:text-properties officeooo:rsid="0097f420"/>
    </style:style>
    <style:style style:name="T65" style:family="text">
      <style:text-properties officeooo:rsid="0098304e"/>
    </style:style>
    <style:style style:name="T66" style:family="text">
      <style:text-properties officeooo:rsid="009e216e"/>
    </style:style>
    <style:style style:name="T67" style:family="text">
      <style:text-properties officeooo:rsid="009ed3ba"/>
    </style:style>
    <style:style style:name="T68" style:family="text">
      <style:text-properties officeooo:rsid="00a0a760"/>
    </style:style>
    <style:style style:name="T69" style:family="text">
      <style:text-properties fo:font-size="14pt" fo:font-weight="normal" style:font-size-asian="14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8">P</text:span>raca domowa <text:span text:style-name="T22">11</text:span> – <text:span text:style-name="T38">teryt</text:span></text:p>
      <text:p text:style-name="P10"><text:span text:style-name="T69">Przemysław Kleszcz</text:span></text:p>
      <text:p text:style-name="P1">Zadanie</text:p>
      <text:p text:style-name="P2">Cel pracy domowej: <text:span text:style-name="T23">Celem zadania jest stworzenie usługi (JAX-RS) zwracającej informacje o ilości wystąpień określonej nazwy ulicy na poszczególnych stopniach hierarchii podziału administracyjnego kraju.</text:span></text:p>
      <text:p text:style-name="P1">Organizacja strukturalna</text:p>
      <text:p text:style-name="P3"><text:span text:style-name="T1">Projekt zawiera </text:span><text:span text:style-name="T17">pięć plików: </text:span><text:span text:style-name="T16">GUService.java, Province.java, ProvincesHandler.java, Street.java, StreetsHandler.java</text:span></text:p>
      <text:p text:style-name="P11"><text:span text:style-name="T57">GUService.java</text:span>:</text:p>
      <text:p text:style-name="P5"><text:span text:style-name="T20">public class GUService</text:span></text:p>
      <text:p text:style-name="P37"><text:tab/>public String getByStreet(String street)</text:p>
      <text:p text:style-name="P38"><text:tab/>public String getByProvince(String province, String street)</text:p>
      <text:p text:style-name="P38"><text:tab/>public String getByCounty(String province, String county, String street)</text:p>
      <text:p text:style-name="P38"><text:tab/>public String getByProvinceCounty(String provinceCounty, String street)</text:p>
      <text:p text:style-name="P38"><text:tab/>public String getByProvinceText(String province, String street)</text:p>
      <text:p text:style-name="P38"><text:tab/>public String getByCountyText(String province, String county, String street)</text:p>
      <text:p text:style-name="P38"><text:tab/>public String getByProvinceCountyText(String provinceCounty, String street)</text:p>
      <text:p text:style-name="P38"><text:tab/>private String getResult(String province, String county, String street)</text:p>
      <text:p text:style-name="P38"><text:tab/>private void createHandlers()</text:p>
      <text:p text:style-name="P38"><text:tab/>private ZipInputStream getZipInputStream(String id)</text:p>
      <text:p text:style-name="P38"><text:tab/>private &lt;T extends DefaultHandler&gt; T createHandler(ZipInputStream stream, Class&lt;T&gt; type)</text:p>
      <text:p text:style-name="P38"/>
      <text:p text:style-name="P12">Province.java:</text:p>
      <text:p text:style-name="P16"><text:span text:style-name="T20">public class Province</text:span></text:p>
      <text:p text:style-name="P39"><text:tab/>public String getCode()</text:p>
      <text:p text:style-name="P39"><text:tab/>public void setCode(String code)</text:p>
      <text:p text:style-name="P39"><text:tab/>public String getShortName()</text:p>
      <text:p text:style-name="P39"><text:tab/>public void setShortName(String shortName)</text:p>
      <text:p text:style-name="P39"><text:tab/>public String getType()</text:p>
      <text:p text:style-name="P39"><text:tab/>public void setType(String type)</text:p>
      <text:p text:style-name="P39"/>
      <text:p text:style-name="P13"><text:span text:style-name="T60">Street</text:span>.java:</text:p>
      <text:p text:style-name="P17"><text:span text:style-name="T20">public class </text:span><text:span text:style-name="T21">Street</text:span></text:p>
      <text:p text:style-name="P40"><text:span text:style-name="T60"><text:tab/>public String getName()</text:span></text:p>
      <text:p text:style-name="P40"><text:tab/>public void setName(String name)</text:p>
      <text:p text:style-name="P37"><text:tab/>public String getCounty()</text:p>
      <text:p text:style-name="P37"><text:tab/>public void setCounty(String county)</text:p>
      <text:p text:style-name="P37"><text:tab/>public String getProvince()</text:p>
      <text:p text:style-name="P37"><text:soft-page-break/><text:tab/>public void setProvince(String province)</text:p>
      <text:p text:style-name="P37"/>
      <text:p text:style-name="P14">ProvincesHandler.java:</text:p>
      <text:p text:style-name="P18"><text:span text:style-name="T20">public class </text:span><text:span text:style-name="T19">ProvincesHandler</text:span></text:p>
      <text:p text:style-name="P41"><text:tab/>public String getCodeByShortName(String shortName)</text:p>
      <text:p text:style-name="P41"><text:tab/>public void startElement(String uri, String localName, String qName, Attributes attributes)</text:p>
      <text:p text:style-name="P41"><text:tab/>public void characters(char ch[], int start, int length)</text:p>
      <text:p text:style-name="P41"><text:tab/>public void endElement(String uri, String localName, String qName)</text:p>
      <text:p text:style-name="P41"/>
      <text:p text:style-name="P15">StreetsHandler.java:</text:p>
      <text:p text:style-name="P19"><text:span text:style-name="T20">public class StreetsHandler</text:span></text:p>
      <text:p text:style-name="P42"><text:span text:style-name="T59">public String searchedCount(String province, String county, </text:span>String street)</text:p>
      <text:p text:style-name="P42">public void startElement(String uri, String localName, String qName, Attributes attributes)</text:p>
      <text:p text:style-name="P42">public void characters(char ch[], int start, int length)</text:p>
      <text:p text:style-name="P42">public void endElement(String uri, String localName, String qName)</text:p>
      <text:p text:style-name="P4"/>
      <text:p text:style-name="P43"/>
      <text:p text:style-name="P44"><text:span text:style-name="T3">getByStreet(String street)</text:span><text:span text:style-name="T6"> </text:span><text:span text:style-name="T2">-</text:span><text:span text:style-name="T6"> <text:s text:c="2"/></text:span><text:span text:style-name="T8">Metoda </text:span><text:span text:style-name="T9">przyjmuje jako parametr nazwę ulicy. Zwraca ilość wystąpień podanej nazwy ulicy w skali całego kraju.</text:span></text:p>
      <text:p text:style-name="P44"><text:span text:style-name="T9"/></text:p>
      <text:p text:style-name="P45"><text:span text:style-name="T4">getByProvince(String province, String street)</text:span><text:span text:style-name="T9"> </text:span><text:span text:style-name="T5">-</text:span><text:span text:style-name="T9"> <text:s text:c="2"/></text:span><text:span text:style-name="T8">Metoda </text:span><text:span text:style-name="T9">przyjmuje jako parametr </text:span><text:span text:style-name="T10">kod województwa oraz</text:span><text:span text:style-name="T9"> nazwę ulicy. Zwraca ilość wystąpień podanej nazwy ulicy w skali </text:span><text:span text:style-name="T10">określonego województwa</text:span><text:span text:style-name="T9">.</text:span></text:p>
      <text:p text:style-name="P45"><text:span text:style-name="T9"/></text:p>
      <text:p text:style-name="P46"><text:span text:style-name="T4">getByCounty(String province, String county, String street)</text:span><text:span text:style-name="T9"> </text:span><text:span text:style-name="T5">-</text:span><text:span text:style-name="T9"> <text:s text:c="2"/></text:span><text:span text:style-name="T8">Metoda </text:span><text:span text:style-name="T9">przyjmuje jako parametr </text:span><text:span text:style-name="T10">kod województwa, </text:span><text:span text:style-name="T11">kod powiatu</text:span><text:span text:style-name="T10"> oraz</text:span><text:span text:style-name="T9"> nazwę ulicy. Zwraca ilość wystąpień podanej nazwy ulicy w skali </text:span><text:span text:style-name="T10">określonego województwa </text:span><text:span text:style-name="T12">i powiatu</text:span><text:span text:style-name="T9">.</text:span></text:p>
      <text:p text:style-name="P46"><text:span text:style-name="T9"/></text:p>
      <text:p text:style-name="P47"><text:span text:style-name="T4">getByProvinceCounty(String provinceCounty, String street)</text:span><text:span text:style-name="T9"> </text:span><text:span text:style-name="T5">-</text:span><text:span text:style-name="T9"> <text:s text:c="2"/></text:span><text:span text:style-name="T8">Metoda </text:span><text:span text:style-name="T9">przyjmuje jako parametr </text:span><text:span text:style-name="T13">łańcuch znaków</text:span><text:span text:style-name="T9"> </text:span><text:span text:style-name="T13">zawierający </text:span><text:span text:style-name="T10">kod województwa </text:span><text:span text:style-name="T13">i kod powiatu</text:span><text:span text:style-name="T10"> oraz</text:span><text:span text:style-name="T9"> nazwę ulicy. Zwraca ilość wystąpień podanej nazwy ulicy w skali </text:span><text:span text:style-name="T10">określonego województwa </text:span><text:span text:style-name="T13">i powiatu</text:span><text:span text:style-name="T9">.</text:span></text:p>
      <text:p text:style-name="P47"><text:span text:style-name="T9"/></text:p>
      <text:p text:style-name="P48"><text:span text:style-name="T4">getByProvinceText(String province, String street)</text:span><text:span text:style-name="T9"> </text:span><text:span text:style-name="T5">-</text:span><text:span text:style-name="T9"> <text:s text:c="2"/></text:span><text:span text:style-name="T8">Metoda </text:span><text:span text:style-name="T9">przyjmuje jako parametr </text:span><text:span text:style-name="T14">pięcioliterowy prefiks nazwy</text:span><text:span text:style-name="T10"> województwa oraz</text:span><text:span text:style-name="T9"> nazwę ulicy. Zwraca ilość wystąpień podanej nazwy ulicy w skali </text:span><text:span text:style-name="T10">określonego województwa</text:span><text:span text:style-name="T9">.</text:span></text:p>
      <text:p text:style-name="P48"><text:span text:style-name="T9"/></text:p>
      <text:p text:style-name="P49"><text:span text:style-name="T4">getByCountyText(String province, String county, String street)</text:span><text:span text:style-name="T9"> </text:span><text:span text:style-name="T5">-</text:span><text:span text:style-name="T9"> <text:s text:c="2"/></text:span><text:span text:style-name="T8">Metoda </text:span><text:span text:style-name="T9">przyjmuje jako parametr </text:span><text:span text:style-name="T14">pięcioliterowy prefiks nazwy</text:span><text:span text:style-name="T10"> województwa, </text:span><text:span text:style-name="T15">kod powiatu</text:span><text:span text:style-name="T10"> oraz</text:span><text:span text:style-name="T9"> nazwę ulicy. Zwraca ilość wystąpień podanej nazwy ulicy w skali </text:span><text:span text:style-name="T10">określonego województwa </text:span><text:span text:style-name="T15">i powiatu</text:span><text:span text:style-name="T9">.</text:span></text:p>
      <text:p text:style-name="P49"><text:span text:style-name="T9"/></text:p>
      <text:p text:style-name="P50"><text:span text:style-name="T4">getByProvinceCountyText(String provinceCounty, String street)</text:span><text:span text:style-name="T9"> </text:span><text:span text:style-name="T5">-</text:span><text:span text:style-name="T9"> <text:s text:c="2"/></text:span><text:span text:style-name="T8">Metoda </text:span><text:span text:style-name="T9">przyjmuje jako parametr </text:span><text:span text:style-name="T13">łańcuch znaków</text:span><text:span text:style-name="T9"> </text:span><text:span text:style-name="T13">zawierający </text:span><text:span text:style-name="T14">pięcioliterowy prefiks nazwy</text:span><text:span text:style-name="T10"> województwa </text:span><text:span text:style-name="T13">i kod powiatu</text:span><text:span text:style-name="T10"> oraz</text:span><text:span text:style-name="T9"> nazwę ulicy. Zwraca ilość wystąpień podanej nazwy ulicy w skali </text:span><text:span text:style-name="T10">określonego województwa </text:span><text:span text:style-name="T13">i powiatu</text:span><text:span text:style-name="T9">.</text:span></text:p>
      <text:p text:style-name="P21"><text:soft-page-break/><text:span text:style-name="T55">getResult(String province, String county, String street)</text:span><text:span text:style-name="T61"> </text:span><text:span text:style-name="T56">-</text:span><text:span text:style-name="T61"> <text:s text:c="2"/>Metoda przyjmuje jako parametr kod województwa, kod powiatu oraz nazwę ulicy. Zwraca ilość wystąpień podanej nazwy ulicy w zależności od podanych parametrów.</text:span></text:p>
      <text:p text:style-name="P21"/>
      <text:p text:style-name="P22"><text:span text:style-name="T55">createHandlers()</text:span><text:span text:style-name="T61"> </text:span><text:span text:style-name="T56">-</text:span><text:span text:style-name="T61"> <text:s text:c="2"/>Metoda tworzy obiekty odpowiedzialne za logikę importowania danych dla parsera SAX. </text:span></text:p>
      <text:p text:style-name="P20"><text:span text:style-name="T7"/></text:p>
      <text:p text:style-name="P23"><text:span text:style-name="T62">getZipInputStream(String id) – </text:span><text:span text:style-name="T41">Przyjmuje jako parametr nazwę pliku zip. Zwraca obiekt typu ZipInputStream d</text:span><text:span text:style-name="T54">la</text:span><text:span text:style-name="T41"> określonego pliku.</text:span></text:p>
      <text:p text:style-name="P23"><text:span text:style-name="T41"/></text:p>
      <text:p text:style-name="P24"><text:span text:style-name="T62">createHandler(ZipInputStream stream, Class&lt;T&gt; type)</text:span><text:span text:style-name="T40"> – </text:span><text:span text:style-name="T42">Przyjmuje jako parametr obiekt typu </text:span><text:span text:style-name="T41">ZipInputStream </text:span><text:span text:style-name="T42">oraz typ właściwej implementacji obiektu odpowiedzialnego za logikę importowania danych dla parsera SAX. Zwraca nową instancję handlera SAX różniącą się implementacją w zależności od przekazanego typu.</text:span></text:p>
      <text:p text:style-name="P24"><text:span text:style-name="T42"/></text:p>
      <text:p text:style-name="P25"><text:span text:style-name="T58">getCode()</text:span><text:span text:style-name="T40"> – </text:span><text:span text:style-name="T43">Zwraca kod jednostki terytorialnej.</text:span></text:p>
      <text:p text:style-name="P25"><text:span text:style-name="T43"/></text:p>
      <text:p text:style-name="P25"><text:span text:style-name="T63">setCode(String code)</text:span><text:span text:style-name="T40"> – </text:span><text:span text:style-name="T43">Ustawia kod jednostki terytorialnej.</text:span></text:p>
      <text:p text:style-name="P25"><text:span text:style-name="T43"/></text:p>
      <text:p text:style-name="P26"><text:span text:style-name="T58">getShortName()</text:span><text:span text:style-name="T40"> – </text:span><text:span text:style-name="T44">Zwraca prefiks województwa.</text:span></text:p>
      <text:p text:style-name="P26"><text:span text:style-name="T44"/></text:p>
      <text:p text:style-name="P26"><text:span text:style-name="T64">setShortName(String shortName)</text:span><text:span text:style-name="T40"> – </text:span><text:span text:style-name="T44">Ustawia prefiks województwa.</text:span></text:p>
      <text:p text:style-name="P26"><text:span text:style-name="T44"/></text:p>
      <text:p text:style-name="P27"><text:span text:style-name="T58">getType()</text:span><text:span text:style-name="T40"> – </text:span><text:span text:style-name="T45">Zwraca</text:span><text:span text:style-name="T44"> </text:span><text:span text:style-name="T45">typ jednostki terytorialnej.</text:span></text:p>
      <text:p text:style-name="P27"><text:span text:style-name="T45"/></text:p>
      <text:p text:style-name="P27"><text:span text:style-name="T65">setType(String type)</text:span><text:span text:style-name="T40"> – </text:span><text:span text:style-name="T45">Ustawia</text:span><text:span text:style-name="T44"> </text:span><text:span text:style-name="T45">typ jednostki terytorialnej.</text:span></text:p>
      <text:p text:style-name="P27"><text:span text:style-name="T45"/></text:p>
      <text:p text:style-name="P28"><text:span text:style-name="T60">getName()</text:span><text:span text:style-name="T40"> – </text:span><text:span text:style-name="T46">Zwraca nazwę ulicy.</text:span></text:p>
      <text:p text:style-name="P28"><text:span text:style-name="T46"/></text:p>
      <text:p text:style-name="P29"><text:span text:style-name="T66">setName(String name)</text:span><text:span text:style-name="T40"> – </text:span><text:span text:style-name="T47">Ustawia</text:span><text:span text:style-name="T46"> nazwę ulicy.</text:span></text:p>
      <text:p text:style-name="P29"><text:span text:style-name="T46"/></text:p>
      <text:p text:style-name="P30"><text:span text:style-name="T60">getCounty()</text:span><text:span text:style-name="T40"> – </text:span><text:span text:style-name="T48">Zwraca kod powiatu</text:span><text:span text:style-name="T46">.</text:span></text:p>
      <text:p text:style-name="P30"><text:span text:style-name="T46"/></text:p>
      <text:p text:style-name="P30"><text:span text:style-name="T67">setCounty(String county)</text:span><text:span text:style-name="T40"> – </text:span><text:span text:style-name="T48">Ustawia kod powiatu</text:span><text:span text:style-name="T46">.</text:span></text:p>
      <text:p text:style-name="P30"><text:span text:style-name="T46"/></text:p>
      <text:p text:style-name="P31"><text:span text:style-name="T60">getProvince()</text:span><text:span text:style-name="T40"> – </text:span><text:span text:style-name="T48">Zwraca kod </text:span><text:span text:style-name="T49">województwa</text:span><text:span text:style-name="T46">.</text:span></text:p>
      <text:p text:style-name="P31"><text:span text:style-name="T46"/></text:p>
      <text:p text:style-name="P31"><text:span text:style-name="T68">setProvince(String province)</text:span><text:span text:style-name="T40"> – </text:span><text:span text:style-name="T49">Ustawia</text:span><text:span text:style-name="T48"> kod </text:span><text:span text:style-name="T49">województwa</text:span><text:span text:style-name="T46">.</text:span></text:p>
      <text:p text:style-name="P31"><text:span text:style-name="T46"/></text:p>
      <text:p text:style-name="P32"><text:span text:style-name="T68">getCodeByShortName(String shortName)</text:span><text:span text:style-name="T40"> – </text:span><text:span text:style-name="T50">Przyjmuje jako parametr prefiks województwa. Zwraca kod województwa w zależności od przekazanego parametru.</text:span></text:p>
      <text:p text:style-name="P33"><text:soft-page-break/><text:span text:style-name="T68">searchedCount(String province, String county, String street)</text:span><text:span text:style-name="T40"> – </text:span><text:span text:style-name="T50">Przyjmuje jako parametr </text:span><text:span text:style-name="T51">kod województwa, kod powiatu, nazwę ulicy. Zwraca ilość wystąpień nazwy ulicy o określonych parametrach.</text:span></text:p>
      <text:p text:style-name="P33"><text:span text:style-name="T51"/></text:p>
      <text:p text:style-name="P34"><text:span text:style-name="T51">W</text:span><text:span text:style-name="T39">spólne metody obiektów implementujących logikę pobierania danych parsera SAX:</text:span></text:p>
      <text:p text:style-name="P34"><text:span text:style-name="T39"/></text:p>
      <text:p text:style-name="P34"><text:span text:style-name="T68">startElement(String uri, String localName, String qName, Attributes attributes)</text:span><text:span text:style-name="T40"> – </text:span><text:span text:style-name="T39">Przyjmuje jako parametry URI przestrzeni nazw elementu, nazwę elementu, listę atrybutów bieżącego elementu. Metoda obsługuje zdarzenie napotkania przez parser początku nowego elementu.</text:span></text:p>
      <text:p text:style-name="P34"><text:span text:style-name="T39"/></text:p>
      <text:p text:style-name="P35"><text:span text:style-name="T68">characters(char ch[], int start, int length)</text:span><text:span text:style-name="T40"> – </text:span><text:span text:style-name="T39">Przyjmuje jako parametry </text:span><text:span text:style-name="T52">tablicę znaków, pozycję początkową określającą, w którym miejscu zaczyna się wartość elementu, pozycję końcową określającą, w którym miejscu kończy się wartość elementu.</text:span></text:p>
      <text:p text:style-name="P35"><text:span text:style-name="T52"/></text:p>
      <text:p text:style-name="P36"><text:span text:style-name="T68">endElement(String uri, String localName, String qName)</text:span><text:span text:style-name="T40"> – </text:span><text:span text:style-name="T52">Przyjmuje jako parametry URI przestrzeni nazw elementu, nazwę elementu. Metoda obsługuje zdarzenie napotkania przez parser </text:span><text:span text:style-name="T53">końca</text:span><text:span text:style-name="T52"> nowego elementu.</text:span></text:p>
      <text:p text:style-name="P34"><text:span text:style-name="T51"/></text:p>
      <text:p text:style-name="P51"><text:span text:style-name="T18">Opis mechanizmu</text:span></text:p>
      <text:p text:style-name="P6"/>
      <text:p text:style-name="P53"><text:span text:style-name="T25">Aplikacja oczekuje </text:span><text:span text:style-name="T24">na żądania HTTP. Określona metoda przetwarzania żądań jes</text:span><text:span text:style-name="T26">t</text:span><text:span text:style-name="T24"> dopasowywana na podstawie </text:span><text:span text:style-name="T31">adresu </text:span><text:span text:style-name="T24">URL. W następnej kolejności, jeśli nie istniej</text:span><text:span text:style-name="T26">ą</text:span><text:span text:style-name="T24"> kolekcj</text:span><text:span text:style-name="T26">e</text:span><text:span text:style-name="T24"> danych pobranych </text:span><text:span text:style-name="T26">w czasie poprzedniego wywołania usługi, uruchamiany jest parser SAX, który przetwarza strumieniowo pliki umieszczone na zdalnym serwerze. </text:span><text:span text:style-name="T27">Parser odfiltrowuje przetwarzane dane i umieszcza w osobnych kolekcjach tylko te, które są niezbędne do wykonania zadania. </text:span><text:span text:style-name="T28">Przyszłe żądania nie uruchamiają ponownie parsera lecz operują na utworzonych wcześniej kolekcjach. Następnie na podstawie </text:span><text:span text:style-name="T30">kodu województwa, kodu powiatu i nazwy, </text:span><text:span text:style-name="T28">ilość konkretnych wystąpień podanej nazwy ulicy wyznaczana jest iteracyjnie z kolekcji przechowującej informacje o ulicach. Opcjonalnie, w przypadku podania prefiksu województwa, wyznaczany jest wcześniej jego kod na podstawie kolekcji utworzonej z danych pliku TERC. </text:span><text:span text:style-name="T29">Wynik umieszczany jest zwrotnie w odpowiedzi HTTP.</text:span></text:p>
      <text:p text:style-name="P6"/>
      <text:p text:style-name="P7"><text:span text:style-name="T37"/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22:54:21.844000000</dc:date>
    <meta:editing-duration>PT5H8M53S</meta:editing-duration>
    <meta:editing-cycles>141</meta:editing-cycles>
    <meta:generator>LibreOffice/5.4.2.2$Windows_X86_64 LibreOffice_project/22b09f6418e8c2d508a9eaf86b2399209b0990f4</meta:generator>
    <meta:document-statistic meta:table-count="0" meta:image-count="0" meta:object-count="0" meta:page-count="4" meta:paragraph-count="78" meta:word-count="838" meta:character-count="7177" meta:non-whitespace-character-count="6351"/>
  </office:meta>
</office:document-meta>
</file>